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54a" officeooo:paragraph-rsid="001ad54a"/>
    </style:style>
    <style:style style:name="P2" style:family="paragraph" style:parent-style-name="Standard">
      <style:paragraph-properties fo:text-align="start" style:justify-single-word="false"/>
      <style:text-properties officeooo:rsid="001ad54a" officeooo:paragraph-rsid="001ad54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d54a" officeooo:paragraph-rsid="001ad54a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ad54a" officeooo:paragraph-rsid="001ad54a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ad54a" officeooo:paragraph-rsid="001ad54a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ad54a" officeooo:paragraph-rsid="001ad54a"/>
    </style:style>
    <style:style style:name="P7" style:family="paragraph" style:parent-style-name="Standard" style:list-style-name="L5">
      <style:paragraph-properties fo:text-align="start" style:justify-single-word="false"/>
      <style:text-properties officeooo:rsid="001ad54a" officeooo:paragraph-rsid="001ad54a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1c48bf" officeooo:paragraph-rsid="001c48bf"/>
    </style:style>
    <style:style style:name="P9" style:family="paragraph" style:parent-style-name="Standard">
      <style:paragraph-properties fo:text-align="start" style:justify-single-word="false"/>
      <style:text-properties officeooo:rsid="001c48bf" officeooo:paragraph-rsid="001c48bf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1c48bf" officeooo:paragraph-rsid="001c48bf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1c48bf" officeooo:paragraph-rsid="001c48bf"/>
    </style:style>
    <style:style style:name="P12" style:family="paragraph" style:parent-style-name="Standard" style:list-style-name="L8">
      <style:paragraph-properties fo:text-align="start" style:justify-single-word="false"/>
      <style:text-properties officeooo:rsid="001c48bf" officeooo:paragraph-rsid="001c48bf"/>
    </style:style>
    <style:style style:name="P13" style:family="paragraph" style:parent-style-name="Standard" style:list-style-name="L9">
      <style:paragraph-properties fo:text-align="start" style:justify-single-word="false"/>
      <style:text-properties officeooo:rsid="001c48bf" officeooo:paragraph-rsid="001c48bf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ad54a" officeooo:paragraph-rsid="001ad54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ad54a" officeooo:paragraph-rsid="001ad54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c48bf" officeooo:paragraph-rsid="001c48bf" style:font-weight-asian="bold" style:font-weight-complex="bold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IT – FREQUENTLY USED COMMANDS</text:p>
      <text:p text:style-name="P1"/>
      <text:p text:style-name="P15">Checkout :</text:p>
      <text:list xml:id="list2163520818" text:style-name="L1">
        <text:list-item>
          <text:p text:style-name="P3">git checkout &lt;branch_name&gt;</text:p>
        </text:list-item>
        <text:list-item>
          <text:p text:style-name="P3">git checkout &lt;commit_ref&gt;</text:p>
          <text:p text:style-name="P3">git checkout &lt;branch_name&gt; </text:p>
          <text:p text:style-name="P3">(to reset to branch last commit)</text:p>
        </text:list-item>
        <text:list-item>
          <text:p text:style-name="P3">git checkout -- &lt;file-name&gt;</text:p>
        </text:list-item>
        <text:list-item>
          <text:p text:style-name="P3">git checkout -<text:span text:style-name="T1">b &lt;new_branch_name&gt;</text:span></text:p>
        </text:list-item>
      </text:list>
      <text:p text:style-name="P2"><text:span text:style-name="T1"/></text:p>
      <text:p text:style-name="P15"><text:span text:style-name="T1">Branch :</text:span></text:p>
      <text:list xml:id="list2438259933" text:style-name="L2">
        <text:list-item>
          <text:p text:style-name="P4"><text:span text:style-name="T1">git branch</text:span></text:p>
        </text:list-item>
        <text:list-item>
          <text:p text:style-name="P4"><text:span text:style-name="T1">git branch &lt;new_branch_name&gt;</text:span></text:p>
        </text:list-item>
        <text:list-item>
          <text:p text:style-name="P4"><text:span text:style-name="T1">git branch -d &lt;branch_to_be_deleted&gt;</text:span></text:p>
        </text:list-item>
      </text:list>
      <text:p text:style-name="P2"><text:span text:style-name="T1"/></text:p>
      <text:p text:style-name="P15"><text:span text:style-name="T1">Merge :</text:span></text:p>
      <text:list xml:id="list3660670904" text:style-name="L3">
        <text:list-item>
          <text:p text:style-name="P5"><text:span text:style-name="T1">git checkout master</text:span></text:p>
          <text:p text:style-name="P5"><text:span text:style-name="T1">git checkout &lt;branch_to_be_merged&gt;</text:span></text:p>
        </text:list-item>
        <text:list-item>
          <text:p text:style-name="P5"><text:span text:style-name="T1">git merge --abort </text:span></text:p>
          <text:p text:style-name="P5"><text:span text:style-name="T1">(to abort the merge happend. To reset conflicted file)</text:span></text:p>
        </text:list-item>
        <text:list-item>
          <text:p text:style-name="P5"><text:span text:style-name="T1"><text:s/>git merge --squash &lt;branch_to_be_merged&gt;</text:span></text:p>
          <text:p text:style-name="P5"><text:span text:style-name="T1">(to merge the contents with out merging the history commits)</text:span></text:p>
        </text:list-item>
      </text:list>
      <text:p text:style-name="P2"><text:span text:style-name="T1"/></text:p>
      <text:p text:style-name="P15"><text:span text:style-name="T1">Ignore :</text:span></text:p>
      <text:list xml:id="list2127081725" text:style-name="L4">
        <text:list-item>
          <text:p text:style-name="P6"><text:span text:style-name="T1">check in .gitignore file or create from github repo</text:span></text:p>
        </text:list-item>
        <text:list-item>
          <text:p text:style-name="P6"><text:span text:style-name="T1"># for comments</text:span></text:p>
        </text:list-item>
      </text:list>
      <text:p text:style-name="P2"><text:span text:style-name="T1"/></text:p>
      <text:p text:style-name="P15"><text:span text:style-name="T1">Move or Rename :</text:span></text:p>
      <text:list xml:id="list4256978506" text:style-name="L5">
        <text:list-item>
          <text:p text:style-name="P7"><text:span text:style-name="T1">git mv &lt;source file&gt; &lt;target location&gt;</text:span></text:p>
        </text:list-item>
        <text:list-item>
          <text:p text:style-name="P7"><text:span text:style-name="T1">mv &lt;source file&gt; &lt;target location&gt;</text:span></text:p>
          <text:p text:style-name="P7"><text:span text:style-name="T1">git rm &lt;source file&gt;</text:span></text:p>
          <text:p text:style-name="P7"><text:span text:style-name="T1">git add &lt;target file&gt;</text:span></text:p>
        </text:list-item>
        <text:list-item>
          <text:p text:style-name="P7"><text:span text:style-name="T1">git add -A .</text:span></text:p>
          <text:p text:style-name="P8"><text:span text:style-name="T1">(automatically detect moved files)</text:span></text:p>
        </text:list-item>
      </text:list>
      <text:p text:style-name="P9"><text:span text:style-name="T1"/></text:p>
      <text:p text:style-name="P16"><text:span text:style-name="T1">Remove :</text:span></text:p>
      <text:list xml:id="list3375479225" text:style-name="L6">
        <text:list-item>
          <text:p text:style-name="P10"><text:span text:style-name="T1">git rm &lt;file name&gt;</text:span></text:p>
        </text:list-item>
        <text:list-item>
          <text:p text:style-name="P10"><text:span text:style-name="T1">rm &lt;file name&gt;</text:span></text:p>
          <text:p text:style-name="P10"><text:span text:style-name="T1">git rm &lt;file name&gt;</text:span></text:p>
          <text:p text:style-name="P10"><text:span text:style-name="T1">(or)</text:span></text:p>
          <text:p text:style-name="P10"><text:span text:style-name="T1">git add -u .</text:span></text:p>
        </text:list-item>
        <text:list-item>
          <text:p text:style-name="P10"><text:span text:style-name="T1">git rm –cached &lt;file name&gt;</text:span></text:p>
          <text:p text:style-name="P10"><text:span text:style-name="T1">(delete from repo but not in dir)</text:span></text:p>
        </text:list-item>
      </text:list>
      <text:p text:style-name="P9"><text:span text:style-name="T1"/></text:p>
      <text:p text:style-name="P16"><text:span text:style-name="T1">Logs :</text:span></text:p>
      <text:list xml:id="list3309370809" text:style-name="L7">
        <text:list-item>
          <text:p text:style-name="P11"><text:span text:style-name="T1">git log</text:span></text:p>
        </text:list-item>
        <text:list-item>
          <text:p text:style-name="P11"><text:span text:style-name="T1">git log --oneline</text:span></text:p>
        </text:list-item>
        <text:list-item>
          <text:p text:style-name="P11"><text:span text:style-name="T1">git log --stat</text:span></text:p>
          <text:p text:style-name="P11"><text:span text:style-name="T1">(show filename) </text:span></text:p>
        </text:list-item>
        <text:list-item>
          <text:p text:style-name="P11"><text:span text:style-name="T1">git log --patch</text:span></text:p>
          <text:p text:style-name="P11"><text:span text:style-name="T1">(show code diff)</text:span></text:p>
        </text:list-item>
        <text:list-item>
          <text:p text:style-name="P11"><text:span text:style-name="T1">git log --graph --all --decorate --oneline --10 <text:s/></text:span></text:p>
        </text:list-item>
      </text:list>
      <text:p text:style-name="P16"><text:soft-page-break/><text:span text:style-name="T1">Commit :</text:span></text:p>
      <text:list xml:id="list3533690221" text:style-name="L8">
        <text:list-item>
          <text:p text:style-name="P12"><text:span text:style-name="T1">git add &lt;file name&gt; </text:span></text:p>
          <text:p text:style-name="P12"><text:span text:style-name="T1">(move to staging area)</text:span></text:p>
        </text:list-item>
        <text:list-item>
          <text:p text:style-name="P12"><text:span text:style-name="T1">git commit -m “msg”</text:span></text:p>
        </text:list-item>
      </text:list>
      <text:p text:style-name="P9"><text:span text:style-name="T1"/></text:p>
      <text:p text:style-name="P16"><text:span text:style-name="T1">Diff : </text:span></text:p>
      <text:list xml:id="list4089225667" text:style-name="L9">
        <text:list-item>
          <text:p text:style-name="P13"><text:span text:style-name="T1">git diff </text:span></text:p>
          <text:p text:style-name="P13"><text:span text:style-name="T1">(from staging area)</text:span></text:p>
        </text:list-item>
        <text:list-item>
          <text:p text:style-name="P13"><text:span text:style-name="T1">git diff --staged </text:span></text:p>
          <text:p text:style-name="P13"><text:span text:style-name="T1">(from last commit)</text:span></text:p>
        </text:list-item>
        <text:list-item>
          <text:p text:style-name="P13"><text:span text:style-name="T1">git diff HEAD</text:span></text:p>
          <text:p text:style-name="P13"><text:span text:style-name="T1">(from the last commit)</text:span></text:p>
        </text:list-item>
        <text:list-item>
          <text:p text:style-name="P13"><text:span text:style-name="T1">git diff --color--words </text:span></text:p>
          <text:p text:style-name="P13"><text:span text:style-name="T1"><text:s text:c="12"/>--word-diff</text:span></text:p>
        </text:list-item>
        <text:list-item>
          <text:p text:style-name="P13"><text:span text:style-name="T1">git diff –stat</text:span></text:p>
          <text:p text:style-name="P13"><text:span text:style-name="T1">(only file diff)</text:span></text:p>
        </text:list-item>
      </text:list>
      <text:p text:style-name="P2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5:33:30.885778119</meta:creation-date>
    <dc:date>2018-12-23T15:53:02.090756635</dc:date>
    <meta:editing-duration>PT9M17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2" meta:paragraph-count="61" meta:word-count="282" meta:character-count="1349" meta:non-whitespace-character-count="1166"/>
  </office:meta>
</office:document-meta>
</file>